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9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0.0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3cm" fo:min-width="2.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9.426cm" svg:height="0.758cm" svg:x="2.9cm" svg:y="0.242cm">
          <draw:text-box>
            <text:p text:style-name="P1"><text:span text:style-name="T1">если это не будут суды присяжных, то будут суды Линча.</text:span></text:p>
          </draw:text-box>
        </draw:frame>
        <draw:frame draw:style-name="gr1" draw:text-style-name="P4" draw:layer="layout" svg:width="2.75cm" svg:height="0.758cm" svg:x="6.229cm" svg:y="2.171cm">
          <draw:text-box>
            <text:p text:style-name="P3"><text:span text:style-name="T2">то будут суды</text:span></text:p>
          </draw:text-box>
        </draw:frame>
        <draw:frame draw:style-name="gr2" draw:text-style-name="P4" draw:layer="layout" svg:width="0.735cm" svg:height="0.645cm" svg:x="7.868cm" svg:y="3.227cm">
          <draw:text-box>
            <text:p text:style-name="P3"><text:span text:style-name="T2">A</text:span></text:p>
          </draw:text-box>
        </draw:frame>
        <draw:line draw:style-name="gr3" draw:text-style-name="P3" draw:layer="layout" svg:x1="8.234cm" svg:y1="3.346cm" svg:x2="8.226cm" svg:y2="2.809cm">
          <text:p/>
        </draw:line>
        <draw:line draw:style-name="gr3" draw:text-style-name="P3" draw:layer="layout" svg:x1="7.471cm" svg:y1="3.774cm" svg:x2="8.971cm" svg:y2="3.774cm">
          <text:p/>
        </draw:line>
        <draw:line draw:style-name="gr3" draw:text-style-name="P3" draw:layer="layout" svg:x1="8.272cm" svg:y1="4.561cm" svg:x2="8.271cm" svg:y2="3.774cm">
          <text:p/>
        </draw:line>
        <draw:line draw:style-name="gr3" draw:text-style-name="P3" draw:layer="layout" svg:x1="8.491cm" svg:y1="4.774cm" svg:x2="8.271cm" svg:y2="4.562cm">
          <text:p/>
        </draw:line>
        <draw:line draw:style-name="gr3" draw:text-style-name="P3" draw:layer="layout" svg:x1="8.971cm" svg:y1="3.775cm" svg:x2="9.066cm" svg:y2="3.661cm">
          <text:p/>
        </draw:line>
        <draw:line draw:style-name="gr3" draw:text-style-name="P3" draw:layer="layout" svg:x1="7.38cm" svg:y1="3.887cm" svg:x2="7.475cm" svg:y2="3.773cm">
          <text:p/>
        </draw:line>
        <draw:frame draw:style-name="gr4" draw:text-style-name="P4" draw:layer="layout" svg:width="1.302cm" svg:height="0.645cm" svg:x="7.107cm" svg:y="4.199cm">
          <draw:text-box>
            <text:p text:style-name="P3"><text:span text:style-name="T2">Линч</text:span></text:p>
          </draw:text-box>
        </draw:frame>
        <draw:frame draw:style-name="gr5" draw:text-style-name="P6" draw:layer="layout" svg:width="0.815cm" svg:height="0.645cm" svg:x="8.18cm" svg:y="4.155cm">
          <draw:text-box>
            <text:p text:style-name="P5"><text:span text:style-name="T2">-а</text:span></text:p>
          </draw:text-box>
        </draw:frame>
        <draw:frame draw:style-name="gr6" draw:text-style-name="P4" draw:layer="layout" svg:width="0.777cm" svg:height="0.645cm" svg:x="7.635cm" svg:y="3.813cm">
          <draw:text-box>
            <text:p text:style-name="P3"><text:span text:style-name="T2">O</text:span></text:p>
          </draw:text-box>
        </draw:frame>
        <draw:custom-shape draw:style-name="gr7" draw:text-style-name="P3" draw:layer="layout" svg:width="3.281cm" svg:height="3.386cm" svg:x="6.138cm" svg:y="1.7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0.735cm" svg:height="0.645cm" svg:x="3.403cm" svg:y="4.755cm">
          <draw:text-box>
            <text:p text:style-name="P3"><text:span text:style-name="T2">E</text:span></text:p>
          </draw:text-box>
        </draw:frame>
        <draw:line draw:style-name="gr3" draw:text-style-name="P3" draw:layer="layout" svg:x1="3.746cm" svg:y1="4.868cm" svg:x2="8.233cm" svg:y2="2.815cm">
          <text:p/>
        </draw:line>
        <draw:line draw:style-name="gr3" draw:text-style-name="P3" draw:layer="layout" svg:x1="3.735cm" svg:y1="6.207cm" svg:x2="3.734cm" svg:y2="5.42cm">
          <text:p/>
        </draw:line>
        <draw:line draw:style-name="gr3" draw:text-style-name="P3" draw:layer="layout" svg:x1="3.734cm" svg:y1="6.208cm" svg:x2="3.514cm" svg:y2="6.42cm">
          <text:p/>
        </draw:line>
        <draw:line draw:style-name="gr3" draw:text-style-name="P3" draw:layer="layout" svg:x1="2.933cm" svg:y1="5.42cm" svg:x2="4.433cm" svg:y2="5.42cm">
          <text:p/>
        </draw:line>
        <draw:line draw:style-name="gr3" draw:text-style-name="P3" draw:layer="layout" svg:x1="4.433cm" svg:y1="5.421cm" svg:x2="4.528cm" svg:y2="5.307cm">
          <text:p/>
        </draw:line>
        <draw:line draw:style-name="gr3" draw:text-style-name="P3" draw:layer="layout" svg:x1="2.842cm" svg:y1="5.533cm" svg:x2="2.937cm" svg:y2="5.419cm">
          <text:p/>
        </draw:line>
        <draw:line draw:style-name="gr3" draw:text-style-name="P3" draw:layer="layout" svg:x1="3.233cm" svg:y1="5.32cm" svg:x2="4.18cm" svg:y2="5.322cm">
          <text:p/>
        </draw:line>
        <draw:frame draw:style-name="gr9" draw:text-style-name="P4" draw:layer="layout" svg:width="2.788cm" svg:height="0.645cm" svg:x="3.824cm" svg:y="5.969cm">
          <draw:text-box>
            <text:p text:style-name="P3"><text:span text:style-name="T2">не будут суды</text:span></text:p>
          </draw:text-box>
        </draw:frame>
        <draw:frame draw:style-name="gr10" draw:text-style-name="P4" draw:layer="layout" svg:width="0.599cm" svg:height="0.645cm" svg:x="3.76cm" svg:y="5.396cm">
          <draw:text-box>
            <text:p text:style-name="P3"><text:span text:style-name="T2">I</text:span></text:p>
          </draw:text-box>
        </draw:frame>
        <draw:frame draw:style-name="gr11" draw:text-style-name="P4" draw:layer="layout" svg:width="1.272cm" svg:height="0.645cm" svg:x="2.531cm" svg:y="5.606cm">
          <draw:text-box>
            <text:p text:style-name="P3"><text:span text:style-name="T2">если</text:span></text:p>
          </draw:text-box>
        </draw:frame>
        <draw:custom-shape draw:style-name="gr7" draw:text-style-name="P3" draw:layer="layout" svg:width="3.24cm" svg:height="2.37cm" svg:x="3.894cm" svg:y="5.8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0.735cm" svg:height="0.645cm" svg:x="5.603cm" svg:y="7.079cm">
          <draw:text-box>
            <text:p text:style-name="P3"><text:span text:style-name="T2">A</text:span></text:p>
          </draw:text-box>
        </draw:frame>
        <draw:line draw:style-name="gr3" draw:text-style-name="P3" draw:layer="layout" svg:x1="5.969cm" svg:y1="7.198cm" svg:x2="5.961cm" svg:y2="6.661cm">
          <text:p/>
        </draw:line>
        <draw:frame draw:style-name="gr2" draw:text-style-name="P4" draw:layer="layout" svg:width="2.314cm" svg:height="0.645cm" svg:x="4.904cm" svg:y="7.38cm">
          <draw:text-box>
            <text:p text:style-name="P3"><text:span text:style-name="T2">присяжных</text:span></text:p>
          </draw:text-box>
        </draw:frame>
        <draw:frame draw:style-name="gr12" draw:text-style-name="P4" draw:layer="layout" svg:width="0.777cm" svg:height="0.645cm" svg:x="2.599cm" svg:y="8.152cm">
          <draw:text-box>
            <text:p text:style-name="P3"><text:span text:style-name="T2">O</text:span></text:p>
          </draw:text-box>
        </draw:frame>
        <draw:line draw:style-name="gr3" draw:text-style-name="P3" draw:layer="layout" svg:x1="3.013cm" svg:y1="8.296cm" svg:x2="5.969cm" svg:y2="6.667cm">
          <text:p/>
        </draw:line>
        <draw:frame draw:style-name="gr12" draw:text-style-name="P4" draw:layer="layout" svg:width="1.023cm" svg:height="0.645cm" svg:x="2.5cm" svg:y="8.453cm">
          <draw:text-box>
            <text:p text:style-name="P3"><text:span text:style-name="T2">это</text:span></text:p>
          </draw:text-box>
        </draw:frame>
        <draw:frame draw:style-name="gr1" draw:text-style-name="P4" draw:layer="layout" svg:width="0.769cm" svg:height="0.758cm" svg:x="2.959cm" svg:y="7.474cm">
          <draw:text-box>
            <text:p text:style-name="P3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9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2T02:58:19</dc:date>
    <dc:creator>artur </dc:creator>
    <meta:editing-duration>PT23H30M55S</meta:editing-duration>
    <meta:editing-cycles>69</meta:editing-cycles>
    <meta:generator>OpenOffice.org/3.2$Linux OpenOffice.org_project/320m19$Build-9505</meta:generator>
    <meta:printed-by>artur </meta:printed-by>
    <meta:print-date>2011-02-09T05:06:39</meta:print-date>
    <meta:document-statistic meta:object-count="32"/>
  </office:meta>
</office:document-meta>
</file>